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</office:automatic-styles>
  <office:body>
    <office:drawing>
      <draw:page draw:name="page1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22T09:49:02</meta:creation-date>
    <meta:document-statistic meta:object-count="0"/>
    <meta:generator>LibreOffice/3.3$Linux LibreOffice_project/330m19$Build-202</meta:generator>
  </office:meta>
</office:document-meta>
</file>